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5b3d9" officeooo:paragraph-rsid="0015b3d9"/>
    </style:style>
    <style:style style:name="P3" style:family="paragraph" style:parent-style-name="Standard">
      <style:text-properties officeooo:paragraph-rsid="0015b3d9"/>
    </style:style>
    <style:style style:name="P4" style:family="paragraph" style:parent-style-name="Standard">
      <style:text-properties fo:font-weight="normal" officeooo:rsid="0015b3d9" officeooo:paragraph-rsid="0015b3d9"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5b3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ppendix I Thesis topic proposal form</text:span></text:p>
      <text:p text:style-name="Standard"/>
      <text:p text:style-name="P3"><text:span text:style-name="T1">Name of student:</text:span></text:p>
      <text:p text:style-name="P3"><text:span text:style-name="T2">Jonathan Seib</text:span></text:p>
      <text:p text:style-name="Standard"/>
      <text:p text:style-name="P1">Description of topic of choice (+/- 100 words):</text:p>
      <text:p text:style-name="P3"><text:span text:style-name="T2">The topic ‘Route decision-making by judges’ described in the section of dr. Holvast appeals most to me. I have a strong background in quantitative research (I graduated with a majors in statistics and computer science, and law and political science in my bachelor) which I can use to study route judicial decision-making.</text:span></text:p>
      <text:p text:style-name="P3"/>
      <text:p text:style-name="P3"><text:span text:style-name="T2">Intuitively I think it might be interesting to analyse judicial-decision making through analysing a type of case law from rechtspraak.nl, or a more narrow type of case law such as the university exam boards (‘College van beroep voor de examens’) of different universities in the Netherlands, which all deal with similar types of cases (i.e. BSA exemptions). My background in quantititive research would help me in setting up coding mechanisms to categorize case law, and perform statistical analysis. Analysing the role of the judge(s) and judicial assistants is highly interesting (and their names are almost always noted in the verdict as well). Intuitively it might also be interesting to perform a network analysis on which judicial assitants work together with which judges, and to see if that has an(y) impact on the verdict.</text:span></text:p>
      <text:p text:style-name="Standard"/>
      <text:p text:style-name="P2">Alternatively, the third topic of choice ‘Role, influence and legitimacy of judicial assistants’ appeals to me as well. With my background in quantitative research I could explore the public image of judicial assistants through (social) media analysis; or I could analyse the different methodologies available to determine the legitimacy of judicial assistants.</text:p>
      <text:p text:style-name="Standard"/>
      <text:p text:style-name="P1">Description of methodological perspective (e.g. Legal theory/Legal Philosophy/Ethics/Socio-legal studies or other):</text:p>
      <text:p text:style-name="P4">My preferred perspective would be a combination of socio-legal and quantitative research. However I could imagine this also depends on the perspective already (not) employed in the research done already in the project, and I’m therefore flexible in my choice of perspective and methodology.</text:p>
      <text:p text:style-name="P1"/>
      <text:p text:style-name="P1">Preferred supervisor(s):</text:p>
      <text:p text:style-name="Standard">1. <text:span text:style-name="T2">dr. Holvast</text:span></text:p>
      <text:p text:style-name="Standard">2. <text:span text:style-name="T2">Peter Mascin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0:14:24.683173151</meta:creation-date>
    <dc:date>2021-01-28T10:25:52.199721764</dc:date>
    <meta:editing-duration>PT11M27S</meta:editing-duration>
    <meta:editing-cycles>1</meta:editing-cycles>
    <meta:document-statistic meta:table-count="0" meta:image-count="0" meta:object-count="0" meta:page-count="1" meta:paragraph-count="12" meta:word-count="319" meta:character-count="2085" meta:non-whitespace-character-count="1778"/>
    <meta:generator>LibreOffice/6.4.6.2$Linux_X86_64 LibreOffice_project/40$Build-2</meta:generator>
  </office:meta>
</office:document-meta>
</file>